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3df9e" officeooo:paragraph-rsid="0003df9e"/>
    </style:style>
    <style:style style:name="P2" style:family="paragraph" style:parent-style-name="Heading_20_2"/>
    <style:style style:name="P3" style:family="paragraph" style:parent-style-name="Heading_20_2">
      <style:text-properties officeooo:rsid="0006da95" officeooo:paragraph-rsid="0006da95"/>
    </style:style>
    <style:style style:name="P4" style:family="paragraph" style:parent-style-name="Text_20_body">
      <style:text-properties officeooo:rsid="0005eec6" officeooo:paragraph-rsid="0005eec6"/>
    </style:style>
    <style:style style:name="P5" style:family="paragraph" style:parent-style-name="Text_20_body">
      <style:text-properties officeooo:rsid="0006da95" officeooo:paragraph-rsid="0006da95"/>
    </style:style>
    <style:style style:name="P6" style:family="paragraph" style:parent-style-name="Text_20_body">
      <style:text-properties officeooo:rsid="0006da95" officeooo:paragraph-rsid="000c58bf"/>
    </style:style>
    <style:style style:name="P7" style:family="paragraph" style:parent-style-name="Text_20_body">
      <style:text-properties officeooo:rsid="0007ad9e" officeooo:paragraph-rsid="0007ad9e"/>
    </style:style>
    <style:style style:name="P8" style:family="paragraph" style:parent-style-name="Text_20_body">
      <style:text-properties officeooo:rsid="0008612d" officeooo:paragraph-rsid="0008612d"/>
    </style:style>
    <style:style style:name="P9" style:family="paragraph" style:parent-style-name="Text_20_body">
      <style:text-properties officeooo:rsid="000aca9c" officeooo:paragraph-rsid="000aca9c"/>
    </style:style>
    <style:style style:name="T1" style:family="text">
      <style:text-properties officeooo:rsid="0005eec6"/>
    </style:style>
    <style:style style:name="T2" style:family="text">
      <style:text-properties officeooo:rsid="0006da95"/>
    </style:style>
    <style:style style:name="T3" style:family="text">
      <style:text-properties officeooo:rsid="0007ad9e"/>
    </style:style>
    <style:style style:name="T4" style:family="text">
      <style:text-properties officeooo:rsid="0008612d"/>
    </style:style>
    <style:style style:name="T5" style:family="text">
      <style:text-properties officeooo:rsid="0009ce64"/>
    </style:style>
    <style:style style:name="T6" style:family="text">
      <style:text-properties officeooo:rsid="000aca9c"/>
    </style:style>
    <style:style style:name="T7" style:family="text">
      <style:text-properties officeooo:rsid="000c58b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oretická příprav<text:span text:style-name="T1">a</text:span></text:h>
      <text:p text:style-name="P4">V této semestrální práci jsem si dal za úkol navést uživatele zpět do místa, ze kterého přišel. <text:span text:style-name="T2">Toto zadání lze “rozbít” do tří podproblémů</text:span>. Zaprvé: jak získat aktuální pozici uživatele v daný moment? Zadruhé: <text:span text:style-name="T2">j</text:span>ak pozice ukládat pro budoucí navádění? <text:span text:style-name="T2">Zatřetí: jakým způsobem komunikovat s uživatelem?</text:span></text:p>
      <text:h text:style-name="Heading_20_2" text:outline-level="2">Měření pozice</text:h>
      <text:p text:style-name="P5">Pro měření pozice uživatele jsem zvolil kombinaci akcelerometru a gyroskopu <text:span text:style-name="T7">(modul MPU6050) </text:span>. <text:span text:style-name="T3">Z akcelerometru totiž dostáváme zrychlení, to lze dvakrát integrovat podle času, čímž dostaneme pozici. Zrychlení je však udáváno vůči “</text:span><text:span text:style-name="T4">povrchu země”, ne vůči arduinu. Proto potřebujeme gyroskop, ze kterého dostaneme úhel, pod kterým arduino momentálně je.</text:span></text:p>
      <text:p text:style-name="P8">Zrychlení vůči arduinu tedy dostaneme rotací “zpět” o úhel, pod kterým <text:span text:style-name="T6">se </text:span>arduino <text:span text:style-name="T6">nachází</text:span>. Následně je ještě třeba odečíst gravitační zrychlení. Takto dostaneme třísložkový vektor zrychlení.</text:p>
      <text:p text:style-name="P8">Pro získání pozice musíme prvně ze zrychlení dostat rychlost. Toho lze dosáhnout integrací podle času. Za předpokladu, že čas mezi jednotlivými měřeními se limitně blíží k 0, lze považovat zrychlení za konstantu. <text:span text:style-name="T5">Tím se dostáváme ke středoškolské rovnici pro rovnoměrně zrychlený pohyb:</text:span></text:p>
      <text:p text:style-name="P9"><draw:frame draw:style-name="fr1" draw:name="Object1" text:anchor-type="as-char" svg:y="-0.2681in" svg:width="1.5591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3" text:outline-level="2">Ukládání pozice</text:h>
      <text:p text:style-name="P7">Pro ukládání pozic uživatele se jako ideální nabízí datová struktura stack. Přístup k poslední nahrané pozici je totiž vše, co pro tuto úlohu potřebujeme. V první části, kdy se nahrává cesta uživatele, se na konec stacku nahrává aktuální pozice uživatele. V části druhé se čte poslední pozice, do které je uživatel následně naváděn. Jakmile uživatel dojde dostatečně blízko této pozice, ze stacku smažeme poslední hodnotu a uživatele navádíme do pozice, která je na konci stacku nyní.</text:p>
      <text:h text:style-name="P3" text:outline-level="2">Komunikace s uživatelem</text:h>
      <text:p text:style-name="P6">Komunikace bude probíhat <text:span text:style-name="T3">slovně </text:span>přes LCD displej. <text:span text:style-name="T7">A to prostřednictvím automatu se třemi stavy - nabídka, nahrávání, navádění. Začínat se bude v nabídce, kde uživatel bude mít možnost zapnout nahrávání cesty stisknutím tlačítka. Při nahrávání cesty se bude vypisovat čas od zapnutí nahrávání. Dalším stisknutím tlačítka se nahrávání ukončí a začne navádění uživatele. Jakmile uživatel úspěšně dojde zpět, znovu se objeví nabídk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09:56:52.978107452</meta:creation-date>
    <meta:generator>LibreOffice/7.2.6.2$Linux_X86_64 LibreOffice_project/20$Build-2</meta:generator>
    <dc:date>2022-04-11T11:32:19.191503467</dc:date>
    <meta:editing-duration>PT16M10S</meta:editing-duration>
    <meta:editing-cycles>3</meta:editing-cycles>
    <meta:document-statistic meta:table-count="0" meta:image-count="0" meta:object-count="1" meta:page-count="1" meta:paragraph-count="11" meta:word-count="313" meta:character-count="2112" meta:non-whitespace-character-count="1812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frac>
            <mrow>
              <mi>a</mi>
              <mi mathvariant="normal">Δ</mi>
              <msup>
                <mi>t</mi>
                <mn>2</mn>
              </msup>
            </mrow>
            <mn>2</mn>
          </mfrac>
          <mo stretchy="false">+</mo>
          <msub>
            <mi>v</mi>
            <mn>0</mn>
          </msub>
        </mrow>
      </mrow>
      <mi mathvariant="normal">Δ</mi>
      <mrow>
        <mi>t</mi>
        <mo stretchy="false">+</mo>
        <msub>
          <mi>s</mi>
          <mn>0</mn>
        </msub>
      </mrow>
    </mrow>
    <annotation encoding="StarMath 5.0">s(t)= {a %DELTA t^2} over {2} + v_{0}%DELTA t+s_{ 0 }  


</annotation>
  </semantics>
</math>
</file>